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text-align="center" style:justify-single-word="false"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lurbs”</text:p>
      <text:p text:style-name="P1"/>
      <text:p text:style-name="Standard">Farm Kill: On the scheduled day of your appointment, you will be asked to safely secure your animal(s) where dispatch can occur without harming other livestock.The designated animal(s) will be killed, hung, eviscerated, de-hided, de-headed and de-legged on sight. You may choose to retain any or all of the contents removed from the animal. We will dispose of the rest. Then your animal(s) will be weighed and loaded into a refrigerated box and transported to the designated shop. Kill and leave is an option as well. </text:p>
      <text:p text:style-name="Standard"/>
      <text:p text:style-name="Standard">The Shoppe: Once your animal is loaded into our cooler, we will contact you to clarify your processing specifications, this includes the hang time you desire. Once the animal has hung the agreed upon amount of time, it will enter our fabrication floor. Here we will proceed to cut and wrap to order. If value added items are required (cure/smoke/sausage/deli meat/etc), that will be done at that time as well. When the order is completed, it will be placed in a freezer and you will be notified for pick up and provide payment. </text:p>
      <text:p text:style-name="Standard"/>
      <text:p text:style-name="Standard">We will receive carcasses killed and dressed by someone else. They will be subject to rinsing before entering the cooler space.</text:p>
      <text:p text:style-name="Standard"/>
      <text:p text:style-name="Standard">Wild Game will have its own cooler unit, designated just for that.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5" meta:word-count="213" meta:character-count="1251" meta:non-whitespace-character-count="1037"/>
    <meta:generator>LibreOfficeDev/6.0.5.2$Linux_X86_64 LibreOffice_project/</meta:generator>
  </office:meta>
</office:document-meta>
</file>